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71.77mm"/>
    </style:style>
    <style:style style:name="co5" style:family="table-column">
      <style:table-column-properties fo:break-before="auto" style:column-width="90.84mm"/>
    </style:style>
    <style:style style:name="co6" style:family="table-column">
      <style:table-column-properties fo:break-before="auto" style:column-width="57.47mm"/>
    </style:style>
    <style:style style:name="co7" style:family="table-column">
      <style:table-column-properties fo:break-before="auto" style:column-width="68.37mm"/>
    </style:style>
    <style:style style:name="co8" style:family="table-column">
      <style:table-column-properties fo:break-before="auto" style:column-width="72.44mm"/>
    </style:style>
    <style:style style:name="co9" style:family="table-column">
      <style:table-column-properties fo:break-before="auto" style:column-width="93.89mm"/>
    </style:style>
    <style:style style:name="co10" style:family="table-column">
      <style:table-column-properties fo:break-before="auto" style:column-width="68.03mm"/>
    </style:style>
    <style:style style:name="co11" style:family="table-column">
      <style:table-column-properties fo:break-before="auto" style:column-width="67.35mm"/>
    </style:style>
    <style:style style:name="co12" style:family="table-column">
      <style:table-column-properties fo:break-before="auto" style:column-width="71.4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4.08mm"/>
    </style:style>
    <style:style style:name="co15" style:family="table-column">
      <style:table-column-properties fo:break-before="auto" style:column-width="53.18mm"/>
    </style:style>
    <style:style style:name="co16" style:family="table-column">
      <style:table-column-properties fo:break-before="auto" style:column-width="64.35mm"/>
    </style:style>
    <style:style style:name="co17" style:family="table-column">
      <style:table-column-properties fo:break-before="auto" style:column-width="49.64mm"/>
    </style:style>
    <style:style style:name="co18" style:family="table-column">
      <style:table-column-properties fo:break-before="auto" style:column-width="88.04mm"/>
    </style:style>
    <style:style style:name="co19" style:family="table-column">
      <style:table-column-properties fo:break-before="auto" style:column-width="53.46mm"/>
    </style:style>
    <style:style style:name="co20" style:family="table-column">
      <style:table-column-properties fo:break-before="auto" style:column-width="68.16mm"/>
    </style:style>
    <style:style style:name="co21" style:family="table-column">
      <style:table-column-properties fo:break-before="auto" style:column-width="89.68mm"/>
    </style:style>
    <style:style style:name="co22" style:family="table-column">
      <style:table-column-properties fo:break-before="auto" style:column-width="63.25mm"/>
    </style:style>
    <style:style style:name="co23" style:family="table-column">
      <style:table-column-properties fo:break-before="auto" style:column-width="67.08mm"/>
    </style:style>
    <style:style style:name="co24" style:family="table-column">
      <style:table-column-properties fo:break-before="auto" style:column-width="70.61mm"/>
    </style:style>
    <style:style style:name="co25" style:family="table-column">
      <style:table-column-properties fo:break-before="auto" style:column-width="62.18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4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16.95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paper_graphs_mtec_data_eq_code_block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.A99:paper_graphs_mtec_data_eq_code_block.A104 paper_graphs_mtec_data_eq_code_block.A94:paper_graphs_mtec_data_eq_code_block.A94 paper_graphs_mtec_data_eq_code_block.J24:paper_graphs_mtec_data_eq_code_block.J29 paper_graphs_mtec_data_eq_code_block.A95:paper_graphs_mtec_data_eq_code_block.A95 paper_graphs_mtec_data_eq_code_block.J29:paper_graphs_mtec_data_eq_code_block.J34 paper_graphs_mtec_data_eq_code_block.A96:paper_graphs_mtec_data_eq_code_block.A96 paper_graphs_mtec_data_eq_code_block.J34:paper_graphs_mtec_data_eq_code_block.J39 paper_graphs_mtec_data_eq_code_block.A97:paper_graphs_mtec_data_eq_code_block.A97 paper_graphs_mtec_data_eq_code_block.J39:paper_graphs_mtec_data_eq_code_block.J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.A99:paper_graphs_mtec_data_eq_code_block.A104 paper_graphs_mtec_data_eq_code_block.A94:paper_graphs_mtec_data_eq_code_block.A94 paper_graphs_mtec_data_eq_code_block.W24:paper_graphs_mtec_data_eq_code_block.W29 paper_graphs_mtec_data_eq_code_block.A95:paper_graphs_mtec_data_eq_code_block.A95 paper_graphs_mtec_data_eq_code_block.W29:paper_graphs_mtec_data_eq_code_block.W34 paper_graphs_mtec_data_eq_code_block.A96:paper_graphs_mtec_data_eq_code_block.A96 paper_graphs_mtec_data_eq_code_block.W34:paper_graphs_mtec_data_eq_code_block.W39 paper_graphs_mtec_data_eq_code_block.A97:paper_graphs_mtec_data_eq_code_block.A97 paper_graphs_mtec_data_eq_code_block.W39:paper_graphs_mtec_data_eq_code_block.W44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_data_block_as_code_block_mult_of_16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8" table:default-cell-style-name="ce1"/>
        <table:table-row table:style-name="ro5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office:forms form:automatic-focus="false" form:apply-design-mode="false"/>
        <table:shapes>
          <draw:frame draw:z-index="0" draw:style-name="gr1" draw:text-style-name="P1" svg:width="187.91mm" svg:height="115.86mm" svg:x="123.49mm" svg:y="392.09mm">
            <loext:p draw:notify-on-update-of-ranges="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13" table:number-columns-repeated="1004" table:default-cell-style-name="ce1"/>
        <table:table-row table:style-name="ro7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8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office:forms form:automatic-focus="false" form:apply-design-mode="false"/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number-columns-repeated="2" table:default-cell-style-name="ce1"/>
        <table:table-column table:style-name="co16" table:number-columns-repeated="5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23" table:number-columns-repeated="3" table:default-cell-style-name="ce1"/>
        <table:table-column table:style-name="co16" table:number-columns-repeated="5" table:default-cell-style-name="Default"/>
        <table:table-column table:style-name="co20" table:default-cell-style-name="Default"/>
        <table:table-row table:style-name="ro5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office:forms form:automatic-focus="false" form:apply-design-mode="false"/>
        <table:table-column table:style-name="co2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3" table:default-cell-style-name="ce1"/>
        <table:table-column table:style-name="co19" table:default-cell-style-name="ce1"/>
        <table:table-column table:style-name="co13" table:number-columns-repeated="1012" table:default-cell-style-name="ce1"/>
        <table:table-row table:style-name="ro1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9:48:17.892105929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5-18T03:43:30.089716979</dc:date>
    <meta:editing-duration>P3DT16H2M23S</meta:editing-duration>
    <meta:editing-cycles>153</meta:editing-cycles>
    <meta:generator>LibreOffice/5.0.3.2$Linux_X86_64 LibreOffice_project/00m0$Build-2</meta:generator>
    <dc:creator>menoobs </dc:creator>
    <meta:document-statistic meta:table-count="6" meta:cell-count="5848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7cm" chart:style-name="ch2">
          <text:p>Primes 150k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128:graphs_mtec_data_eq_code_block.C128 graphs_mtec_data_eq_code_block.C80:graphs_mtec_data_eq_code_block.F80 graphs_mtec_data_eq_code_block.A81:graphs_mtec_data_eq_code_block.A84 graphs_mtec_data_eq_code_block.C25:graphs_mtec_data_eq_code_block.F2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2.59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6cm" chart:style-name="ch2">
          <text:p>Primes 150k code block=data block</text:p>
        </chart:title>
        <chart:legend chart:legend-position="end" svg:x="20.423cm" svg:y="4.964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55cm" svg:y="1.589cm" svg:width="18.069cm" svg:height="10.71cm">
          <chartooo:coordinate-region svg:x="4.069cm" svg:y="1.589cm" svg:width="15.211cm" svg:height="4.633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61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7cm" chart:style-name="ch2">
          <text:p>Hanoi 28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2cm" chart:style-name="ch2">
          <text:p>Hanoi 28 code block=data block</text:p>
        </chart:title>
        <chart:legend chart:legend-position="end" svg:x="18.754cm" svg:y="4.859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821cm" svg:y="1.581cm" svg:width="16.468cm" svg:height="10.511cm">
          <chartooo:coordinate-region svg:x="4.06cm" svg:y="1.581cm" svg:width="13.336cm" svg:height="4.434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3cm" chart:style-name="ch2">
          <text:p>Matrix mult 800 code block=data block</text:p>
        </chart:title>
        <chart:legend chart:legend-position="end" svg:x="14.561cm" svg:y="5.37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895cm" svg:width="12.333cm" svg:height="11.15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24cm" svg:y="8.28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2cm" chart:style-name="ch2">
          <text:p>Matrix mult 800 code block=data block</text:p>
        </chart:title>
        <chart:legend chart:legend-position="end" svg:x="18.706cm" svg:y="5.6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15cm" svg:y="1.969cm" svg:width="17.527cm" svg:height="11.298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001cm" svg:y="8.43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7cm" chart:style-name="ch2">
          <text:p>Calc det 11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6cm" chart:style-name="ch2">
          <text:p>Calc det 11 code block=data block</text:p>
        </chart:title>
        <chart:legend chart:legend-position="end" svg:x="18.388cm" svg:y="4.693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814cm" svg:y="1.569cm" svg:width="16.116cm" svg:height="10.198cm">
          <chartooo:coordinate-region svg:x="4.058cm" svg:y="1.569cm" svg:width="12.924cm" svg:height="4.1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8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87:paper_graphs_mtec_data_eq_code_block.A90 paper_graphs_mtec_data_eq_code_block.A94:paper_graphs_mtec_data_eq_code_block.A97 paper_graphs_mtec_data_eq_code_block.A99:paper_graphs_mtec_data_eq_code_block.A104 paper_graphs_mtec_data_eq_code_block.J24:paper_graphs_mtec_data_eq_code_block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J24:paper_graphs_mtec_data_eq_code_block.J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J29:paper_graphs_mtec_data_eq_code_block.J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J34:paper_graphs_mtec_data_eq_code_block.J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J39:paper_graphs_mtec_data_eq_code_block.J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J24:paper_graphs_mtec_data_eq_code_block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.J29:paper_graphs_mtec_data_eq_code_block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.J34:paper_graphs_mtec_data_eq_code_block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.J39:paper_graphs_mtec_data_eq_code_block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W24:paper_graphs_mtec_data_eq_code_block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W24:paper_graphs_mtec_data_eq_code_block.W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W29:paper_graphs_mtec_data_eq_code_block.W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W34:paper_graphs_mtec_data_eq_code_block.W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W39:paper_graphs_mtec_data_eq_code_block.W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W24:paper_graphs_mtec_data_eq_code_block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.W29:paper_graphs_mtec_data_eq_code_block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.W34:paper_graphs_mtec_data_eq_code_block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.W39:paper_graphs_mtec_data_eq_code_block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4.798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34cm" svg:y="1.551cm" svg:width="12.347cm" svg:height="9.805cm">
          <chartooo:coordinate-region svg:x="4.393cm" svg:y="1.551cm" svg:width="9.19cm" svg:height="4.7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79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403cm" svg:width="13.888cm" svg:height="9.953cm">
          <chartooo:coordinate-region svg:x="4.353cm" svg:y="1.403cm" svg:width="10.9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